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6407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44" style:family="paragraph" style:parent-style-name="Paragraph">
      <style:text-properties officeooo:rsid="01a18aa3" officeooo:paragraph-rsid="01a18aa3"/>
    </style:style>
    <style:style style:name="P4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6" style:family="paragraph" style:parent-style-name="Paragraph" style:list-style-name="L1">
      <style:text-properties officeooo:paragraph-rsid="01a18aa3"/>
    </style:style>
    <style:style style:name="P47" style:family="paragraph" style:parent-style-name="Paragraph" style:list-style-name="L1">
      <style:text-properties officeooo:rsid="01a18aa3" officeooo:paragraph-rsid="01a18aa3"/>
    </style:style>
    <style:style style:name="P48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2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4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44">We attach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5722568967545704442" text:style-name="L1">
        <text:list-item>
          <text:p text:style-name="P46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47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8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35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0T14:16:58.307927000</dc:date>
    <meta:editing-duration>P3DT3H33M39S</meta:editing-duration>
    <meta:editing-cycles>39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814" meta:character-count="3992" meta:non-whitespace-character-count="3481"/>
  </office:meta>
</office:document-meta>
</file>